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1D0000028F466EBDCF70CD4B9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Inter-Regular"/>
    <style:font-face style:name="Lohit Devanagari1" svg:font-family="'Lohit Devanagari'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4.633cm" fo:margin-left="0cm" fo:margin-top="0cm" fo:margin-bottom="0cm" table:align="left" style:writing-mode="lr-tb"/>
    </style:style>
    <style:style style:name="Tableau1.A" style:family="table-column">
      <style:table-column-properties style:column-width="2.141cm"/>
    </style:style>
    <style:style style:name="Tableau1.B" style:family="table-column">
      <style:table-column-properties style:column-width="22.49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2" style:family="table">
      <style:table-properties style:width="24.617cm" fo:margin-left="0cm" fo:margin-top="0cm" fo:margin-bottom="0cm" table:align="left" style:writing-mode="lr-tb"/>
    </style:style>
    <style:style style:name="Tableau2.A" style:family="table-column">
      <style:table-column-properties style:column-width="2.194cm"/>
    </style:style>
    <style:style style:name="Tableau2.B" style:family="table-column">
      <style:table-column-properties style:column-width="5.373cm"/>
    </style:style>
    <style:style style:name="Tableau2.C" style:family="table-column">
      <style:table-column-properties style:column-width="7.327cm"/>
    </style:style>
    <style:style style:name="Tableau2.D" style:family="table-column">
      <style:table-column-properties style:column-width="9.72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3" style:family="table">
      <style:table-properties style:width="24.73cm" fo:margin-left="0.079cm" fo:margin-top="0cm" fo:margin-bottom="0cm" table:align="left" style:writing-mode="lr-tb"/>
    </style:style>
    <style:style style:name="Tableau3.A" style:family="table-column">
      <style:table-column-properties style:column-width="4.974cm"/>
    </style:style>
    <style:style style:name="Tableau3.B" style:family="table-column">
      <style:table-column-properties style:column-width="4.498cm"/>
    </style:style>
    <style:style style:name="Tableau3.C" style:family="table-column">
      <style:table-column-properties style:column-width="4.26cm"/>
    </style:style>
    <style:style style:name="Tableau3.D" style:family="table-column">
      <style:table-column-properties style:column-width="5.239cm"/>
    </style:style>
    <style:style style:name="Tableau3.E" style:family="table-column">
      <style:table-column-properties style:column-width="5.75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3.A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line-height="100%" fo:orphans="0" fo:widows="0"/>
    </style:style>
    <style:style style:name="P3" style:family="paragraph" style:parent-style-name="normal">
      <style:text-properties style:font-name="Montserrat" style:font-name-asian="Montserrat1" style:font-name-complex="Montserrat1"/>
    </style:style>
    <style:style style:name="P4" style:family="paragraph" style:parent-style-name="normal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5" style:family="paragraph" style:parent-style-name="normal">
      <style:text-properties style:font-name="Montserrat" fo:font-size="12pt" style:font-name-asian="Montserrat1" style:font-size-asian="12pt" style:font-name-complex="Montserrat1" style:font-size-complex="12pt"/>
    </style:style>
    <style:style style:name="P6" style:family="paragraph" style:parent-style-name="normal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7" style:family="paragraph" style:parent-style-name="normal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8" style:family="paragraph" style:parent-style-name="normal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normal">
      <style:paragraph-properties fo:line-height="100%" fo:orphans="0" fo:widows="0"/>
      <style:text-properties officeooo:rsid="000dc368" officeooo:paragraph-rsid="000dc368"/>
    </style:style>
    <style:style style:name="P10" style:family="paragraph" style:parent-style-name="normal">
      <style:paragraph-properties fo:margin-left="0cm" fo:margin-right="0cm" fo:text-indent="-0.026cm" style:auto-text-indent="false"/>
    </style:style>
    <style:style style:name="P11" style:family="paragraph" style:parent-style-name="normal">
      <style:paragraph-properties fo:margin-left="1.27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normal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3" style:family="paragraph" style:parent-style-name="normal">
      <style:paragraph-properties fo:margin-left="0cm" fo:margin-right="0cm" fo:line-height="100%" fo:orphans="0" fo:widows="0" fo:text-indent="0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4" style:family="paragraph" style:parent-style-name="Title" style:master-page-name="Standard">
      <style:paragraph-properties fo:margin-top="0cm" fo:margin-bottom="0.423cm" loext:contextual-spacing="false" fo:line-height="100%" fo:text-align="center" style:justify-single-word="false" fo:orphans="0" fo:widows="0" style:page-number="1"/>
      <style:text-properties style:font-name="Montserrat" style:font-name-asian="Montserrat1" style:font-name-complex="Montserrat1"/>
    </style:style>
    <style:style style:name="P15" style:family="paragraph" style:parent-style-name="normal">
      <style:paragraph-properties fo:line-height="100%" fo:orphans="0" fo:widows="0"/>
      <style:text-properties style:font-name="Montserrat" style:font-name-asian="Montserrat1" style:font-name-complex="Montserrat1"/>
    </style:style>
    <style:style style:name="P16" style:family="paragraph" style:parent-style-name="normal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7" style:family="paragraph" style:parent-style-name="normal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8" style:family="paragraph" style:parent-style-name="normal">
      <style:paragraph-properties fo:line-height="100%" fo:orphans="0" fo:widows="0"/>
      <style:text-properties style:font-name="Montserrat" officeooo:paragraph-rsid="00100484"/>
    </style:style>
    <style:style style:name="P19" style:family="paragraph" style:parent-style-name="normal">
      <style:paragraph-properties fo:line-height="100%" fo:orphans="0" fo:widows="0"/>
      <style:text-properties officeooo:rsid="000dc368" officeooo:paragraph-rsid="000dc368"/>
    </style:style>
    <style:style style:name="P20" style:family="paragraph" style:parent-style-name="normal">
      <style:paragraph-properties fo:line-height="100%" fo:orphans="0" fo:widows="0"/>
    </style:style>
    <style:style style:name="P21" style:family="paragraph" style:parent-style-name="normal">
      <style:paragraph-properties fo:line-height="100%" fo:orphans="0" fo:widows="0"/>
      <style:text-properties officeooo:paragraph-rsid="001139d6"/>
    </style:style>
    <style:style style:name="P22" style:family="paragraph" style:parent-style-name="normal">
      <style:paragraph-properties fo:line-height="100%" fo:orphans="0" fo:widows="0"/>
      <style:text-properties officeooo:paragraph-rsid="001768d7"/>
    </style:style>
    <style:style style:name="P23" style:family="paragraph" style:parent-style-name="normal">
      <style:paragraph-properties fo:line-height="100%" fo:orphans="0" fo:widows="0"/>
      <style:text-properties style:text-line-through-style="solid" style:text-line-through-type="single" style:font-name="Montserrat" fo:font-style="italic" style:font-name-asian="Montserrat1" style:font-style-asian="italic" style:font-name-complex="Montserrat1"/>
    </style:style>
    <style:style style:name="P24" style:family="paragraph" style:parent-style-name="normal">
      <style:paragraph-properties fo:line-height="100%" fo:orphans="0" fo:widows="0"/>
      <style:text-properties style:text-line-through-style="solid" style:text-line-through-type="single"/>
    </style:style>
    <style:style style:name="P25" style:family="paragraph" style:parent-style-name="normal">
      <style:paragraph-properties fo:line-height="100%" fo:orphans="0" fo:widows="0"/>
      <style:text-properties fo:color="#2c3338" style:text-line-through-style="solid" style:text-line-through-type="single" style:font-name="Montserrat" fo:font-style="italic" fo:background-color="#ffffff" style:font-name-asian="Montserrat1" style:font-style-asian="italic" style:font-name-complex="Montserrat1"/>
    </style:style>
    <style:style style:name="P26" style:family="paragraph" style:parent-style-name="normal">
      <style:paragraph-properties fo:line-height="100%" fo:orphans="0" fo:widows="0"/>
      <style:text-properties officeooo:rsid="00100484" officeooo:paragraph-rsid="00100484"/>
    </style:style>
    <style:style style:name="P27" style:family="paragraph" style:parent-style-name="normal">
      <style:paragraph-properties fo:line-height="100%" fo:orphans="0" fo:widows="0"/>
      <style:text-properties officeooo:rsid="0010789b" officeooo:paragraph-rsid="0010789b"/>
    </style:style>
    <style:style style:name="P28" style:family="paragraph" style:parent-style-name="normal">
      <style:paragraph-properties fo:line-height="100%" fo:orphans="0" fo:widows="0"/>
      <style:text-properties officeooo:rsid="0010789b" officeooo:paragraph-rsid="001139d6"/>
    </style:style>
    <style:style style:name="P29" style:family="paragraph" style:parent-style-name="normal">
      <style:paragraph-properties fo:line-height="100%" fo:orphans="0" fo:widows="0"/>
      <style:text-properties officeooo:rsid="001139d6" officeooo:paragraph-rsid="0011ae3d"/>
    </style:style>
    <style:style style:name="P30" style:family="paragraph" style:parent-style-name="normal">
      <style:paragraph-properties fo:line-height="100%" fo:orphans="0" fo:widows="0"/>
      <style:text-properties officeooo:rsid="0011ae3d" officeooo:paragraph-rsid="0011ae3d"/>
    </style:style>
    <style:style style:name="P31" style:family="paragraph" style:parent-style-name="normal">
      <style:paragraph-properties fo:line-height="100%" fo:orphans="0" fo:widows="0"/>
      <style:text-properties officeooo:rsid="0011ae3d" officeooo:paragraph-rsid="00153f5c"/>
    </style:style>
    <style:style style:name="P32" style:family="paragraph" style:parent-style-name="normal">
      <style:paragraph-properties fo:line-height="100%" fo:orphans="0" fo:widows="0"/>
      <style:text-properties officeooo:rsid="0013858e" officeooo:paragraph-rsid="0013858e"/>
    </style:style>
    <style:style style:name="P33" style:family="paragraph" style:parent-style-name="normal">
      <style:paragraph-properties fo:line-height="100%" fo:orphans="0" fo:widows="0"/>
      <style:text-properties officeooo:rsid="00153f5c" officeooo:paragraph-rsid="00153f5c"/>
    </style:style>
    <style:style style:name="P34" style:family="paragraph" style:parent-style-name="normal">
      <style:paragraph-properties fo:line-height="100%" fo:orphans="0" fo:widows="0"/>
      <style:text-properties officeooo:rsid="0015fc91" officeooo:paragraph-rsid="0015fc91"/>
    </style:style>
    <style:style style:name="P35" style:family="paragraph" style:parent-style-name="normal">
      <style:paragraph-properties fo:line-height="100%" fo:orphans="0" fo:widows="0"/>
      <style:text-properties officeooo:rsid="001768d7" officeooo:paragraph-rsid="001768d7"/>
    </style:style>
    <style:style style:name="P36" style:family="paragraph" style:parent-style-name="normal">
      <style:paragraph-properties fo:line-height="100%" fo:orphans="0" fo:widows="0"/>
      <style:text-properties officeooo:rsid="00190df5" officeooo:paragraph-rsid="00190df5"/>
    </style:style>
    <style:style style:name="P37" style:family="paragraph" style:parent-style-name="normal" style:list-style-name="WWNum4">
      <style:paragraph-properties fo:margin-left="1.27cm" fo:margin-right="0cm" fo:text-indent="-0.635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8" style:family="paragraph" style:parent-style-name="normal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9" style:family="paragraph" style:parent-style-name="normal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0" style:family="paragraph" style:parent-style-name="normal" style:list-style-name="WWNum8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1" style:family="paragraph" style:parent-style-name="normal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2" style:family="paragraph" style:parent-style-name="normal" style:list-style-name="WWNum1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3" style:family="paragraph" style:parent-style-name="normal" style:list-style-name="WWNum6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4" style:family="paragraph" style:parent-style-name="normal" style:list-style-name="WWNum3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5" style:family="paragraph" style:parent-style-name="normal" style:list-style-name="WWNum7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6" style:family="paragraph" style:parent-style-name="normal" style:list-style-name="WWNum4">
      <style:paragraph-properties fo:margin-left="1.27cm" fo:margin-right="0cm" fo:line-height="100%" fo:orphans="0" fo:widows="0" fo:text-indent="-0.635cm" style:auto-text-indent="false"/>
    </style:style>
    <style:style style:name="P47" style:family="paragraph" style:parent-style-name="normal" style:list-style-name="WWNum7">
      <style:paragraph-properties fo:margin-left="1.27cm" fo:margin-right="0cm" fo:text-indent="-0.635cm" style:auto-text-indent="false"/>
    </style:style>
    <style:style style:name="P4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style:font-name="Montserrat" officeooo:rsid="00100484" style:font-name-asian="Montserrat1" style:font-name-complex="Montserrat1"/>
    </style:style>
    <style:style style:name="T3" style:family="text">
      <style:text-properties style:font-name="Montserrat" fo:font-weight="bold" style:font-name-asian="Montserrat1" style:font-weight-asian="bold" style:font-name-complex="Montserrat1"/>
    </style:style>
    <style:style style:name="T4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5" style:family="text">
      <style:text-properties style:font-name="Montserrat" fo:font-size="12pt" style:text-underline-style="solid" style:text-underline-width="auto" style:text-underline-color="font-color" style:font-name-asian="Montserrat1" style:font-size-asian="12pt" style:font-name-complex="Montserrat1" style:font-size-complex="12pt"/>
    </style:style>
    <style:style style:name="T6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7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8" style:family="text">
      <style:text-properties style:font-name="Montserrat" fo:font-style="italic" style:font-name-asian="Montserrat1" style:font-style-asian="italic" style:font-name-complex="Montserrat1"/>
    </style:style>
    <style:style style:name="T9" style:family="text">
      <style:text-properties fo:font-variant="normal" fo:text-transform="none" fo:color="#271a38" style:font-name="Inter" fo:font-size="12pt" fo:letter-spacing="normal" fo:font-style="normal" fo:font-weight="normal"/>
    </style:style>
    <style:style style:name="T10" style:family="text">
      <style:text-properties style:font-name-asian="Montserrat1" style:font-name-complex="Montserrat1"/>
    </style:style>
    <style:style style:name="T11" style:family="text">
      <style:text-properties officeooo:rsid="00100484" style:font-name-asian="Montserrat1" style:font-name-complex="Montserrat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0dc368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139d6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11ae3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normal" officeooo:rsid="00100484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0dc368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11ae3d"/>
    </style:style>
    <style:style style:name="T21" style:family="text">
      <style:text-properties style:text-underline-style="solid" style:text-underline-width="auto" style:text-underline-color="font-color" officeooo:rsid="0015fc91"/>
    </style:style>
    <style:style style:name="T22" style:family="text">
      <style:text-properties style:text-underline-style="none" officeooo:rsid="000dc368"/>
    </style:style>
    <style:style style:name="T23" style:family="text">
      <style:text-properties style:text-underline-style="none" fo:font-weight="normal" officeooo:rsid="001139d6" style:font-weight-asian="normal" style:font-weight-complex="normal"/>
    </style:style>
    <style:style style:name="T24" style:family="text">
      <style:text-properties style:text-underline-style="none" fo:font-weight="normal" officeooo:rsid="00100484" style:font-weight-asian="normal" style:font-weight-complex="normal"/>
    </style:style>
    <style:style style:name="T25" style:family="text">
      <style:text-properties style:text-underline-style="none" fo:font-weight="normal" officeooo:rsid="000dc368" style:font-weight-asian="normal" style:font-weight-complex="normal"/>
    </style:style>
    <style:style style:name="T26" style:family="text">
      <style:text-properties officeooo:rsid="001139d6"/>
    </style:style>
    <style:style style:name="T27" style:family="text">
      <style:text-properties officeooo:rsid="0011ae3d"/>
    </style:style>
    <style:style style:name="T28" style:family="text">
      <style:text-properties officeooo:rsid="00153f5c"/>
    </style:style>
    <style:style style:name="T29" style:family="text">
      <style:text-properties officeooo:rsid="001768d7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1jgtpi0w9ri"/>Spécifications techniques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text:span text:style-name="T3">Projet</text:span><text:span text:style-name="T1"> </text:span></text:p>
          </table:table-cell>
          <table:table-cell table:style-name="Tableau1.A1" office:value-type="string">
            <text:p text:style-name="P18"><text:span text:style-name="T10">[</text:span><text:span text:style-name="T11">MenuMaker</text:span><text:span text:style-name="T10"> + </text:span><text:span text:style-name="T9">Qwenta</text:span><text:span text:style-name="T10">]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6">Version</text:p>
          </table:table-cell>
          <table:table-cell table:style-name="Tableau2.A1" office:value-type="string">
            <text:p text:style-name="P16">Auteur</text:p>
          </table:table-cell>
          <table:table-cell table:style-name="Tableau2.A1" office:value-type="string">
            <text:p text:style-name="P16">Date</text:p>
          </table:table-cell>
          <table:table-cell table:style-name="Tableau2.A1" office:value-type="string">
            <text:p text:style-name="P16">Approbation </text:p>
          </table:table-cell>
        </table:table-row>
        <table:table-row table:style-name="Tableau2.1">
          <table:table-cell table:style-name="Tableau2.A1" office:value-type="string">
            <text:p text:style-name="P15">1.0</text:p>
          </table:table-cell>
          <table:table-cell table:style-name="Tableau2.A1" office:value-type="string">
            <text:p text:style-name="P2"><text:span text:style-name="T1">[</text:span><text:span text:style-name="T2">Cyrille ACHI</text:span><text:span text:style-name="T1">]</text:span></text:p>
          </table:table-cell>
          <table:table-cell table:style-name="Tableau2.A1" office:value-type="string">
            <text:p text:style-name="P2"><text:span text:style-name="T1">[</text:span><text:span text:style-name="T2">01/04/23</text:span><text:span text:style-name="T1">]</text:span></text:p>
          </table:table-cell>
          <table:table-cell table:style-name="Tableau2.A1" office:value-type="string">
            <text:p text:style-name="P2"><text:span text:style-name="T1">[</text:span><text:span text:style-name="T2">John</text:span><text:span text:style-name="T1">]</text:span></text:p>
          </table:table-cell>
        </table:table-row>
      </table:table>
      <text:p text:style-name="P3"/>
      <text:p text:style-name="normal"><text:span text:style-name="T4">Le but de ce document est de </text:span><text:span text:style-name="T5">définir et justifier</text:span><text:span text:style-name="T4"> les spécifications techniques de [nom du projet].</text:span></text:p>
      <text:p text:style-name="P4"/>
      <text:p text:style-name="P8"/>
      <text:list xml:id="list3982826728" text:style-name="WWNum4">
        <text:list-item>
          <text:p text:style-name="P37">Choix technologiques</text:p>
        </text:list-item>
      </text:list>
      <text:p text:style-name="P10"><draw:rect text:anchor-type="as-char" style:rel-width="100%" draw:z-index="7" draw:name="Forme1" draw:style-name="gr1" draw:text-style-name="P48" svg:width="24.621cm" svg:height="0.054cm"><text:p/></draw:rect></text:p>
      <text:p text:style-name="P4"/>
      <text:list xml:id="list2331537803" text:style-name="WWNum5">
        <text:list-item>
          <text:p text:style-name="P39">État des lieux des besoins fonctionnels et de leurs solutions techniques :</text:p>
        </text:list-item>
      </text:list>
      <text:p text:style-name="normal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16">Besoin </text:p>
          </table:table-cell>
          <table:table-cell table:style-name="Tableau3.A1" office:value-type="string">
            <text:p text:style-name="P16">Contraintes</text:p>
          </table:table-cell>
          <table:table-cell table:style-name="Tableau3.A1" office:value-type="string">
            <text:p text:style-name="P16">Solution</text:p>
          </table:table-cell>
          <table:table-cell table:style-name="Tableau3.A1" office:value-type="string">
            <text:p text:style-name="P16">Description de la solution</text:p>
          </table:table-cell>
          <table:table-cell table:style-name="Tableau3.A1" office:value-type="string">
            <text:p text:style-name="P16">Justification (2 arguments)</text:p>
          </table:table-cell>
        </table:table-row>
        <table:table-row table:style-name="Tableau3.1">
          <table:table-cell table:style-name="Tableau3.A1" office:value-type="string">
            <text:p text:style-name="P23">Ex. : </text:p>
            <text:p text:style-name="P23">Création d'une catégorie de menu</text:p>
          </table:table-cell>
          <table:table-cell table:style-name="Tableau3.A1" office:value-type="string">
            <text:p text:style-name="P23">Ex. : </text:p>
            <text:p text:style-name="P24"><text:span text:style-name="T8">L'ajout d'une catégorie doit pouvoir se faire directement sur l'écran de création de menu depuis une modale.</text:span></text:p>
          </table:table-cell>
          <table:table-cell table:style-name="Tableau3.A1" office:value-type="string">
            <text:p text:style-name="P23">Ex. : </text:p>
            <text:p text:style-name="P23">react-modal </text:p>
          </table:table-cell>
          <table:table-cell table:style-name="Tableau3.A1" office:value-type="string">
            <text:p text:style-name="P23">Ex. : </text:p>
            <text:p text:style-name="P24"><text:span text:style-name="T8">Cette librairie React permet de créer simplement des modales performantes, accessibles avec un minimum de code.</text:span></text:p>
            <text:p text:style-name="P25"/>
          </table:table-cell>
          <table:table-cell table:style-name="Tableau3.A1" office:value-type="string">
            <text:p text:style-name="P23">Ex. :</text:p>
            <text:p text:style-name="P23"><text:s/>1) Nous avons choisi de développer en React, la librairie est cohérente avec ce choix.</text:p>
            <text:p text:style-name="P24"><text:span text:style-name="T8">2) Il s'agit de la librairie la plus utilisée.</text:span></text:p>
          </table:table-cell>
        </table:table-row>
        <text:soft-page-break/>
        <table:table-row table:style-name="Tableau3.1">
          <table:table-cell table:style-name="Tableau3.A1" office:value-type="string">
            <text:p text:style-name="P9">Compatibilité avec dernière version navigateurs</text:p>
          </table:table-cell>
          <table:table-cell table:style-name="Tableau3.A1" office:value-type="string">
            <text:p text:style-name="P9"><text:span text:style-name="T12">Chrome</text:span>, <text:span text:style-name="T12">safari</text:span>, <text:span text:style-name="T12">firefox</text:span></text:p>
          </table:table-cell>
          <table:table-cell table:style-name="Tableau3.A1" office:value-type="string">
            <text:p text:style-name="P9">Html-css validato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9">Accéssibilité minimum</text:p>
          </table:table-cell>
          <table:table-cell table:style-name="Tableau3.A4" office:value-type="string">
            <text:p text:style-name="P9">Site <text:span text:style-name="T12">navigable au clavier</text:span> et <text:span text:style-name="T12">lisible par lecteur d’écran</text:span>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6">Charte graphique</text:p>
          </table:table-cell>
          <table:table-cell table:style-name="Tableau3.A4" office:value-type="string">
            <text:p text:style-name="P26">5 couleurs à intégrer dans le style du site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6">Un stack backend</text:p>
          </table:table-cell>
          <table:table-cell table:style-name="Tableau3.A4" office:value-type="string">
            <text:p text:style-name="P26">Il faut définir après une veille les technologie backend à utiliser pour le serveur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7">4 pages principales</text:p>
          </table:table-cell>
          <table:table-cell table:style-name="Tableau3.A4" office:value-type="string">
            <text:p text:style-name="P27">- 3 pages en tant qu’utilisateur non connecté (seul « accueil » a une maquette, « pricing » et exemple » n’en n’ont pas)<text:line-break/>- 1 page présentant un dashboard lorsqu’on est connecté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9">Page d’accueil</text:p>
          </table:table-cell>
          <table:table-cell table:style-name="Tableau3.A4" office:value-type="string">
            <text:p text:style-name="P9"><text:span text:style-name="T14">Présenter</text:span> des <text:span text:style-name="T12">CTA</text:span>, et un <text:span text:style-name="T12">step by step</text:span>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9">Formulaire de login/signup</text:p>
          </table:table-cell>
          <table:table-cell table:style-name="Tableau3.A4" office:value-type="string">
            <text:p text:style-name="P21"><text:span text:style-name="T18">lors du </text:span><text:span text:style-name="T19">signup</text:span><text:span text:style-name="T25"> </text:span><text:span text:style-name="T23">(en 3 étapes) dont le formulaire </text:span><text:span text:style-name="T24">apparaît dans une modale</text:span><text:span text:style-name="T23">, </text:span><text:soft-page-break/><text:span text:style-name="T16">l</text:span><text:span text:style-name="T15">’email doit-etre confirmé</text:span><text:span text:style-name="T22">, </text:span>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34">Un menu de dashboard</text:p>
          </table:table-cell>
          <table:table-cell table:style-name="Tableau3.A4" office:value-type="string">
            <text:p text:style-name="P34">- Contient 7 liens, 4 principaux et 3 secondaires</text:p>
            <text:p text:style-name="P34">- les 3 fonctionnalités e base <text:span text:style-name="T29">et des conseils/tutoriels </text:span>(l’accueil du « Dashboard »), la liste des menus déjà créés (« Mes <text:span text:style-name="T29">m</text:span>enus »), des préférences concernant le branding (« <text:span text:style-name="T29">Mon restaurant »), et des informations de connexion/compte (« Mon compte »)</text:span></text:p>
            <text:p text:style-name="P34">- <text:span text:style-name="T29">Se déconnecter (revenir page d’accueil), mention légales &amp; tous droit réservés (inactif pour l’instant)</text:span>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7">Page dashboard <text:span text:style-name="T26">divisée en 2 ou 3 parties</text:span></text:p>
          </table:table-cell>
          <table:table-cell table:style-name="Tableau3.A4" office:value-type="string">
            <text:p text:style-name="P29">- Un <text:span text:style-name="T13">menu dans </text:span><text:span text:style-name="T14">la partie de gauche</text:span><text:span text:style-name="T13"> toujours visible </text:span><text:span text:style-name="T21">et identique</text:span>,</text:p>
            <text:p text:style-name="P29">- <text:span text:style-name="T27">La </text:span><text:span text:style-name="T17">partie centrale</text:span><text:span text:style-name="T27"> contient un </text:span><text:span text:style-name="T20">contenu contextuel au menu sélectionné</text:span><text:line-break/><text:soft-page-break/>- Lors de l’<text:span text:style-name="T13">édition d’un menu un aperçu apparaît dans </text:span><text:span text:style-name="T14">la partie de droite</text:span>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30"><text:span text:style-name="T28">Des boutons associés à une modale </text:span><text:span text:style-name="T29">(au clique)</text:span></text:p>
          </table:table-cell>
          <table:table-cell table:style-name="Tableau3.A4" office:value-type="string">
            <text:p text:style-name="P32">Le step by step contient dans l’étape 1 des boutons <text:span text:style-name="T28">p</text:span>ouvant <text:span text:style-name="T28">ouvrir </text:span>2 type de modale contenants chacun un formulaire <text:span text:style-name="T28">à valider dont les informations seront sauvegardé en BDD afin de pouvoir être affiché et sélectionnable</text:span>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35">Des catégories et plats sauvegardés une fois validé</text:p>
          </table:table-cell>
          <table:table-cell table:style-name="Tableau3.A4" office:value-type="string">
            <text:p text:style-name="P35">Les catégories et plats complétés dans les modales dédiées sont enregistrés dans la BDD une fois le formulaire validé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31"><text:span text:style-name="T28">Mise en page en temps réel des choix de l’utilisateur</text:span></text:p>
          </table:table-cell>
          <table:table-cell table:style-name="Tableau3.A4" office:value-type="string">
            <text:p text:style-name="P33">Dans la partie de droite chaque choix de l’utilisateur doit être refléter dans l’aspect final du menu que crée l’utilisateur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36">Diffuser le menu sous diverse formes</text:p>
          </table:table-cell>
          <table:table-cell table:style-name="Tableau3.A4" office:value-type="string">
            <text:p text:style-name="P36">Permettre à l’utilisateur de télécharger son <text:soft-page-break/>menu en format PDF, diffuser sur Delivero et partager sur Instagram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35">Le menu créé est sauvegardé une fois validé</text:p>
          </table:table-cell>
          <table:table-cell table:style-name="Tableau3.A4" office:value-type="string">
            <text:p text:style-name="P35">Lorsque l’étape 3 du step by step est validé, les informations du menu sont sauvegardé en BDD une fois le formulaire validé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2"><text:span text:style-name="T29">Les menus créés par l’utilisateur sont listés et peuvent être modifiés dynamiquement</text:span></text:p>
          </table:table-cell>
          <table:table-cell table:style-name="Tableau3.A4" office:value-type="string">
            <text:p text:style-name="P35">Le menu « Mes menus » liste les menus créés par l’utilisateur, et permet pour chacun de revenir sur le step by step afin de modifier dynamiquement ce menu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8">Permet les 4 fonctionnalités de l’application (créer, modifier, diffuser, imprimer un menu <text:soft-page-break/>restaurant)</text:p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  <table:table-row table:style-name="Tableau3.1"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  <table:table-cell table:style-name="Tableau3.A4" office:value-type="string">
            <text:p text:style-name="P2"/>
          </table:table-cell>
        </table:table-row>
      </table:table>
      <text:p text:style-name="P6"/>
      <text:p text:style-name="P6"/>
      <text:list xml:id="list204352270697991" text:continue-list="list3982826728" text:style-name="WWNum4">
        <text:list-item>
          <text:p text:style-name="P37">Liens avec le back-end </text:p>
        </text:list-item>
      </text:list>
      <text:p text:style-name="P10"><draw:rect text:anchor-type="as-char" style:rel-width="100%" draw:z-index="8" draw:name="Forme2" draw:style-name="gr1" draw:text-style-name="P48" svg:width="24.621cm" svg:height="0.054cm"><text:p/></draw:rect></text:p>
      <text:p text:style-name="P6"/>
      <text:list xml:id="list2872492781" text:style-name="WWNum7">
        <text:list-item>
          <text:p text:style-name="P47"><text:span text:style-name="T4">Quel langage pour le serveur ? <text:s/></text:span><text:span text:style-name="T6">Ex. :</text:span><text:span text:style-name="T4"> </text:span><text:span text:style-name="T6">NodeJS / PHP / Python, etc.</text:span></text:p>
        </text:list-item>
        <text:list-item>
          <text:p text:style-name="P45">A-t-on besoin d’une API ? Si oui laquelle ? <text:s/></text:p>
        </text:list-item>
        <text:list-item>
          <text:p text:style-name="P47"><text:span text:style-name="T4">Base de données choisie : </text:span><text:span text:style-name="T6">Ex : SQL / NO SQL</text:span><text:span text:style-name="T4">.</text:span></text:p>
        </text:list-item>
      </text:list>
      <text:p text:style-name="P5"/>
      <text:p text:style-name="P7"/>
      <text:list xml:id="list204353134737412" text:continue-list="list204352270697991" text:style-name="WWNum4">
        <text:list-item>
          <text:p text:style-name="P37">Préconisations concernant le domaine et l’hébergement</text:p>
        </text:list-item>
      </text:list>
      <text:p text:style-name="P10"><draw:rect text:anchor-type="as-char" style:rel-width="100%" draw:z-index="9" draw:name="Forme3" draw:style-name="gr1" draw:text-style-name="P48" svg:width="24.621cm" svg:height="0.054cm"><text:p/></draw:rect></text:p>
      <text:p text:style-name="P6"/>
      <text:list xml:id="list1935786904" text:style-name="WWNum8">
        <text:list-item>
          <text:p text:style-name="P40">Nom du domaine.</text:p>
        </text:list-item>
        <text:list-item>
          <text:p text:style-name="P40">Nom de l’hébergement.</text:p>
        </text:list-item>
        <text:list-item>
          <text:p text:style-name="P40">Adresses e-mail.</text:p>
        </text:list-item>
      </text:list>
      <text:p text:style-name="P11"/>
      <text:p text:style-name="P12"/>
      <text:list xml:id="list204351964995703" text:continue-list="list204353134737412" text:style-name="WWNum4">
        <text:list-item>
          <text:p text:style-name="P38">Accessibilité</text:p>
        </text:list-item>
      </text:list>
      <text:p text:style-name="P10"><draw:rect text:anchor-type="as-char" style:rel-width="100%" draw:z-index="10" draw:name="Forme4" draw:style-name="gr1" draw:text-style-name="P48" svg:width="24.621cm" svg:height="0.054cm"><text:p/></draw:rect></text:p>
      <text:p text:style-name="P6"/>
      <text:list xml:id="list2570792398" text:style-name="WWNum2">
        <text:list-item>
          <text:p text:style-name="P41">Compatibilité navigateur.</text:p>
        </text:list-item>
        <text:list-item>
          <text:p text:style-name="P41">Types d’appareils.</text:p>
        </text:list-item>
      </text:list>
      <text:p text:style-name="P11"/>
      <text:p text:style-name="P6"/>
      <text:list xml:id="list204351926384839" text:continue-list="list204351964995703" text:style-name="WWNum4">
        <text:list-item>
          <text:p text:style-name="P38"><text:soft-page-break/>Services tiers</text:p>
        </text:list-item>
      </text:list>
      <text:p text:style-name="P10"><draw:rect text:anchor-type="as-char" style:rel-width="100%" draw:z-index="11" draw:name="Forme5" draw:style-name="gr1" draw:text-style-name="P48" svg:width="24.621cm" svg:height="0.054cm"><text:p/></draw:rect></text:p>
      <text:p text:style-name="P6"/>
      <text:list xml:id="list2483393215" text:style-name="WWNum1">
        <text:list-item>
          <text:p text:style-name="P42">Noms et justification de ceux qui devront être implémentés pour le bon fonctionnement et le suivi du site (par exemple les plugins).</text:p>
        </text:list-item>
      </text:list>
      <text:p text:style-name="P4"/>
      <text:list xml:id="list204353086965551" text:continue-list="list204351926384839" text:style-name="WWNum4">
        <text:list-item>
          <text:p text:style-name="P38">Recommandations en termes de sécurité</text:p>
        </text:list-item>
      </text:list>
      <text:p text:style-name="P10"><draw:rect text:anchor-type="as-char" style:rel-width="100%" draw:z-index="12" draw:name="Forme6" draw:style-name="gr1" draw:text-style-name="P48" svg:width="24.621cm" svg:height="0.054cm"><text:p/></draw:rect></text:p>
      <text:p text:style-name="P13"/>
      <text:list xml:id="list3487160876" text:style-name="WWNum6">
        <text:list-item>
          <text:p text:style-name="P43">Accès aux comptes, plugins…</text:p>
        </text:list-item>
      </text:list>
      <text:p text:style-name="P6"><text:line-break/></text:p>
      <text:list xml:id="list204352459966232" text:continue-list="list204353086965551" text:style-name="WWNum4">
        <text:list-item>
          <text:p text:style-name="P46"><text:span text:style-name="T7">Maintenance du site et futures mises à jour</text:span><draw:rect text:anchor-type="as-char" style:rel-width="100%" draw:z-index="13" draw:name="Forme7" draw:style-name="gr1" draw:text-style-name="P48" svg:width="24.621cm" svg:height="0.054cm"><text:p/></draw:rect></text:p>
        </text:list-item>
      </text:list>
      <text:p text:style-name="P4"/>
      <text:list xml:id="list1713538833" text:style-name="WWNum3">
        <text:list-item>
          <text:p text:style-name="P44">Grandes lignes du contrat de maintenanc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Inter-Regular"/>
    <style:font-face style:name="Lohit Devanagari1" svg:font-family="'Lohit Devanagari'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9.491cm" svg:y="-2.143cm" svg:width="5.622cm" svg:height="2.812cm" draw:z-index="6"><draw:image xlink:href="Pictures/100000000000051D0000028F466EBDCF70CD4B9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3T20:43:51.157880805</dc:date>
    <meta:editing-duration>PT6H57M20S</meta:editing-duration>
    <meta:editing-cycles>2</meta:editing-cycles>
    <meta:generator>LibreOffice/6.4.7.2$Linux_X86_64 LibreOffice_project/40$Build-2</meta:generator>
    <meta:document-statistic meta:table-count="3" meta:image-count="1" meta:object-count="0" meta:page-count="7" meta:paragraph-count="89" meta:word-count="689" meta:character-count="4105" meta:non-whitespace-character-count="3502"/>
  </office:meta>
</office:document-meta>
</file>